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TOC1" style:family="paragraph">
      <style:paragraph-properties>
        <style:tab-stops>
          <style:tab-stop style:type="right" style:leader-style="dotted" style:leader-text="." style:position="7.493in"/>
        </style:tab-stops>
      </style:paragraph-properties>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1" style:family="paragraph">
      <style:paragraph-properties>
        <style:tab-stops>
          <style:tab-stop style:type="right" style:leader-style="dotted" style:leader-text="." style:position="7.49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1" style:family="paragraph">
      <style:paragraph-properties>
        <style:tab-stops>
          <style:tab-stop style:type="right" style:leader-style="dotted" style:leader-text="." style:position="7.49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1" style:family="paragraph">
      <style:paragraph-properties>
        <style:tab-stops>
          <style:tab-stop style:type="right" style:leader-style="dotted" style:leader-text="." style:position="7.49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1" style:family="paragraph">
      <style:paragraph-properties>
        <style:tab-stops>
          <style:tab-stop style:type="right" style:leader-style="dotted" style:leader-text="." style:position="7.49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1" style:family="paragraph">
      <style:paragraph-properties>
        <style:tab-stops>
          <style:tab-stop style:type="right" style:leader-style="dotted" style:leader-text="." style:position="7.49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1" style:family="paragraph">
      <style:paragraph-properties>
        <style:tab-stops>
          <style:tab-stop style:type="right" style:leader-style="dotted" style:leader-text="." style:position="7.49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TOC1" style:family="paragraph">
      <style:paragraph-properties>
        <style:tab-stops>
          <style:tab-stop style:type="right" style:leader-style="dotted" style:leader-text="." style:position="7.493in"/>
        </style:tab-stops>
      </style:paragraph-properties>
    </style:style>
    <style:style style:name="T50" style:parent-style-name="Hyperlink" style:family="text">
      <style:text-properties style:font-name="Times New Roman" fo:font-weight="bold" style:font-weight-asian="bold" style:font-weight-complex="bold"/>
    </style:style>
    <style:style style:name="P51" style:parent-style-name="TOC1" style:family="paragraph">
      <style:paragraph-properties>
        <style:tab-stops>
          <style:tab-stop style:type="right" style:leader-style="dotted" style:leader-text="." style:position="7.493in"/>
        </style:tab-stops>
      </style:paragraph-properties>
    </style:style>
    <style:style style:name="T52" style:parent-style-name="Hyperlink" style:family="text">
      <style:text-properties style:font-name="Times New Roman" fo:font-weight="bold" style:font-weight-asian="bold" style:font-weight-complex="bold"/>
    </style:style>
    <style:style style:name="P53" style:parent-style-name="Normal" style:family="paragraph">
      <style:text-properties style:font-name="Times New Roman"/>
    </style:style>
    <style:style style:name="P54" style:parent-style-name="Normal" style:family="paragraph">
      <style:text-properties style:font-name="Times New Roman"/>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style:font-name-asian="Times New Roman" fo:color="#0F4761" fo:font-size="20pt" style:font-size-asian="20pt" style:font-size-complex="20pt" fo:hyphenate="true"/>
    </style:style>
    <style:style style:name="P59" style:parent-style-name="Heading1" style:family="paragraph">
      <style:paragraph-properties fo:text-align="center"/>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2" style:parent-style-name="DefaultParagraphFont" style:family="text">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Heading1" style:family="paragraph">
      <style:paragraph-properties fo:text-align="center"/>
      <style:text-properties style:font-name="Times New Roman" fo:font-weight="bold" style:font-weight-asian="bold" style:font-weight-complex="bold"/>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fo:font-weight="bold" style:font-weight-asian="bold" style:font-weight-complex="bold"/>
    </style:style>
    <style:style style:name="T68"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font-weight="bold" style:font-weight-asian="bold" style:font-weight-complex="bold"/>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P76" style:parent-style-name="Heading1" style:family="paragraph">
      <style:paragraph-properties fo:text-align="center"/>
      <style:text-properties style:font-name="Times New Roman" fo:font-weight="bold" style:font-weight-asian="bold" style:font-weight-complex="bold"/>
    </style:style>
    <style:style style:name="P77" style:parent-style-name="Normal" style:family="paragraph">
      <style:text-properties style:font-name="Times New Roman"/>
    </style:style>
    <style:style style:name="P78" style:parent-style-name="Heading1" style:family="paragraph">
      <style:paragraph-properties fo:text-align="center"/>
      <style:text-properties style:font-name="Times New Roman" fo:font-weight="bold" style:font-weight-asian="bold" style:font-weight-complex="bold"/>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fo:font-style="italic" style:font-style-asian="italic" style:font-style-complex="italic"/>
    </style:style>
    <style:style style:name="T87" style:parent-style-name="DefaultParagraphFont" style:family="text">
      <style:text-properties style:font-name="Times New Roman"/>
    </style:style>
    <style:style style:name="TableColumn89" style:family="table-column">
      <style:table-column-properties style:column-width="7.493in"/>
    </style:style>
    <style:style style:name="Table88" style:family="table">
      <style:table-properties style:width="7.493in" fo:margin-left="0in" table:align="lef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Times New Roman" fo:font-weight="bold" style:font-weight-asian="bold" style:font-weight-complex="bold"/>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Times New Roman" fo:font-weight="bold" style:font-weight-asian="bold" style:font-weight-complex="bold"/>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Heading1" style:family="paragraph">
      <style:paragraph-properties fo:text-align="center"/>
      <style:text-properties style:font-name="Times New Roman" fo:font-weight="bold" style:font-weight-asian="bold" style:font-weight-complex="bold"/>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fo:font-weight="bold" style:font-weight-asian="bold" style:font-weight-complex="bold"/>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fo:font-weight="bold" style:font-weight-asian="bold" style:font-weight-complex="bold"/>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fo:font-weight="bold" style:font-weight-asian="bold" style:font-weight-complex="bold"/>
    </style:style>
    <style:style style:name="T105" style:parent-style-name="DefaultParagraphFont" style:family="text">
      <style:text-properties style:font-name="Times New Roman"/>
    </style:style>
    <style:style style:name="P106" style:parent-style-name="Heading1" style:family="paragraph">
      <style:paragraph-properties fo:text-align="center"/>
      <style:text-properties style:font-name="Times New Roman" fo:font-weight="bold" style:font-weight-asian="bold" style:font-weight-complex="bold"/>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weight="bold" style:font-weight-asian="bold" style:font-weight-complex="bold"/>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weight="bold" style:font-weight-asian="bold" style:font-weight-complex="bold"/>
    </style:style>
    <style:style style:name="T111" style:parent-style-name="DefaultParagraphFont" style:family="text">
      <style:text-properties style:font-name="Times New Roman"/>
    </style:style>
    <style:style style:name="P112" style:parent-style-name="Heading1" style:family="paragraph">
      <style:paragraph-properties fo:text-align="center"/>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fo:font-weight="bold" style:font-weight-asian="bold" style:font-weight-complex="bold"/>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fo:font-weight="bold" style:font-weight-asian="bold" style:font-weight-complex="bold"/>
    </style:style>
    <style:style style:name="T117" style:parent-style-name="DefaultParagraphFont" style:family="text">
      <style:text-properties style:font-name="Times New Roman"/>
    </style:style>
    <style:style style:name="T118" style:parent-style-name="DefaultParagraphFont" style:family="text">
      <style:text-properties style:font-name="Times New Roman" fo:font-weight="bold" style:font-weight-asian="bold" style:font-weight-complex="bold"/>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fo:font-weight="bold" style:font-weight-asian="bold" style:font-weight-complex="bold"/>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fo:font-weight="bold" style:font-weight-asian="bold" style:font-weight-complex="bold"/>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fo:font-weight="bold" style:font-weight-asian="bold" style:font-weight-complex="bold"/>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font-weight-complex="bold"/>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fo:font-weight="bold" style:font-weight-asian="bold" style:font-weight-complex="bold"/>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font-weight="bold" style:font-weight-asian="bold" style:font-weight-complex="bold"/>
    </style:style>
    <style:style style:name="T134" style:parent-style-name="DefaultParagraphFont" style:family="text">
      <style:text-properties style:font-name="Times New Roman"/>
    </style:style>
    <style:style style:name="P135" style:parent-style-name="Heading1" style:family="paragraph">
      <style:paragraph-properties fo:text-align="center"/>
      <style:text-properties style:font-name="Times New Roman" fo:font-weight="bold" style:font-weight-asian="bold" style:font-weight-complex="bold"/>
    </style:style>
    <style:style style:name="P136" style:parent-style-name="Normal" style:family="paragraph">
      <style:text-properties style:font-name="Times New Roman"/>
    </style:style>
    <style:style style:name="P137" style:parent-style-name="Normal" style:family="paragraph">
      <style:text-properties style:font-name="Times New Roman"/>
    </style:style>
    <style:style style:name="P138" style:parent-style-name="Heading1" style:family="paragraph">
      <style:paragraph-properties fo:text-align="center"/>
      <style:text-properties style:font-name="Times New Roman" fo:font-weight="bold" style:font-weight-asian="bold" style:font-weight-complex="bold"/>
    </style:style>
    <style:style style:name="P139" style:parent-style-name="Normal" style:family="paragraph">
      <style:text-properties style:font-name="Times New Roman"/>
    </style:style>
    <style:style style:name="P140" style:parent-style-name="Normal" style:family="paragraph">
      <style:text-properties style:font-name="Times New Roman"/>
    </style:style>
    <style:style style:name="P141" style:parent-style-name="Normal" style:family="paragraph">
      <style:paragraph-properties fo:text-align="center"/>
      <style:text-properties style:font-name="Times New Roman" style:font-name-asian="Times New Roman" fo:font-weight="bold" style:font-weight-asian="bold" style:font-weight-complex="bold" fo:color="#0F4761" fo:font-size="20pt" style:font-size-asian="20pt" style:font-size-complex="20pt"/>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fo:font-weight="bold" style:font-weight-asian="bold" style:font-weight-complex="bold"/>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fo:font-weight="bold" style:font-weight-asian="bold" style:font-weight-complex="bold"/>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style:style>
    <style:style style:name="P148" style:parent-style-name="Heading1" style:family="paragraph">
      <style:paragraph-properties fo:text-align="center"/>
      <style:text-properties style:font-name="Times New Roman" fo:font-weight="bold" style:font-weight-asian="bold" style:font-weight-complex="bold"/>
    </style:style>
    <style:style style:name="P149" style:parent-style-name="Normal" style:family="paragraph">
      <style:text-properties style:font-name="Times New Roman"/>
    </style:style>
    <style:style style:name="T150" style:parent-style-name="DefaultParagraphFont" style:family="text">
      <style:text-properties style:font-name="Times New Roman"/>
    </style:style>
    <style:style style:name="T151" style:parent-style-name="DefaultParagraphFont" style:family="text">
      <style:text-properties style:font-name="Times New Roman" fo:font-weight="bold" style:font-weight-asian="bold" style:font-weight-complex="bold"/>
    </style:style>
    <style:style style:name="T152" style:parent-style-name="DefaultParagraphFont" style:family="text">
      <style:text-properties style:font-name="Times New Roman"/>
    </style:style>
    <style:style style:name="P153" style:parent-style-name="Heading1" style:family="paragraph">
      <style:paragraph-properties fo:text-align="center"/>
      <style:text-properties style:font-name="Times New Roman" fo:font-weight="bold" style:font-weight-asian="bold" style:font-weight-complex="bold"/>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fo:font-weight="bold" style:font-weight-asian="bold" style:font-weight-complex="bold"/>
    </style:style>
    <style:style style:name="T156" style:parent-style-name="DefaultParagraphFont" style:family="text">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analytic approach: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h text:style-name="TOCHeading" text:outline-level="1"><text:bookmark-start text:name="_Toc226048553"/></text:h>
      <text:h text:style-name="TOCHeading" text:outline-level="1"/>
      <text:h text:style-name="TOCHeading" text:outline-level="1"/>
      <text:h text:style-name="TOCHeading" text:outline-level="1"/>
      <text:h text:style-name="TOCHeading" text:outline-level="1">Contents<text:bookmark-end text:name="_Toc22604855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226048553" office:target-frame-name="_top" xlink:show="replace"><text:tab/>1</text:a></text:p>
          <text:p text:style-name="P31"><text:a xlink:href="#_Toc226048554" office:target-frame-name="_top" xlink:show="replace"><text:span text:style-name="T32">Introduction</text:span><text:tab/>2</text:a></text:p>
          <text:p text:style-name="P33"><text:a xlink:href="#_Toc226048555" office:target-frame-name="_top" xlink:show="replace"><text:span text:style-name="T34">Dataset Description</text:span><text:tab/>2</text:a></text:p>
          <text:p text:style-name="P35"><text:a xlink:href="#_Toc226048556" office:target-frame-name="_top" xlink:show="replace"><text:span text:style-name="T36">Problem Formulation</text:span><text:tab/>2</text:a></text:p>
          <text:p text:style-name="P37"><text:a xlink:href="#_Toc226048557" office:target-frame-name="_top" xlink:show="replace"><text:span text:style-name="T38">Target Variable Definition</text:span><text:tab/>2</text:a></text:p>
          <text:p text:style-name="P39"><text:a xlink:href="#_Toc226048558" office:target-frame-name="_top" xlink:show="replace"><text:span text:style-name="T40">Modeling Strategy</text:span><text:tab/>3</text:a></text:p>
          <text:p text:style-name="P41"><text:a xlink:href="#_Toc226048559" office:target-frame-name="_top" xlink:show="replace"><text:span text:style-name="T42">Data Preparation</text:span><text:tab/>3</text:a></text:p>
          <text:p text:style-name="P43"><text:a xlink:href="#_Toc226048560" office:target-frame-name="_top" xlink:show="replace"><text:span text:style-name="T44">Evaluation Strategy</text:span><text:tab/>3</text:a></text:p>
          <text:p text:style-name="P45"><text:a xlink:href="#_Toc226048561" office:target-frame-name="_top" xlink:show="replace"><text:span text:style-name="T46">Interpretation of Model Output</text:span><text:tab/>3</text:a></text:p>
          <text:p text:style-name="P47"><text:a xlink:href="#_Toc226048562" office:target-frame-name="_top" xlink:show="replace"><text:span text:style-name="T48">Iterative Development Plan</text:span><text:tab/>4</text:a></text:p>
          <text:p text:style-name="P49"><text:a xlink:href="#_Toc226048563" office:target-frame-name="_top" xlink:show="replace"><text:span text:style-name="T50">Limitations of the Approach</text:span><text:tab/>4</text:a></text:p>
          <text:p text:style-name="P51"><text:a xlink:href="#_Toc226048564" office:target-frame-name="_top" xlink:show="replace"><text:span text:style-name="T52">Conclusion</text:span><text:tab/>4</text:a></text:p>
        </text:index-body>
      </text:table-of-content>
      <text:p text:style-name="Normal"/>
      <text:p text:style-name="P53"/>
      <text:p text:style-name="P54"/>
      <text:p text:style-name="P55"/>
      <text:p text:style-name="P56"/>
      <text:p text:style-name="P57"/>
      <text:p text:style-name="P58"/>
      <text:h text:style-name="P59" text:outline-level="1"><text:bookmark-start text:name="_Toc225771554"/><text:bookmark-start text:name="_Toc226048554"/><text:soft-page-break/>Introduction<text:bookmark-end text:name="_Toc225771554"/><text:bookmark-end text:name="_Toc226048554"/></text:h>
      <text:p text:style-name="Normal"><text:span text:style-name="T60">This analytic approach explains how the project problem will be studied using data analysis and machine learning. The main goal of the project is to explore whether student data can be used to identify early patterns related to academic difficulty and dropout risk. To study this problem, the project uses the<text:s/></text:span><text:span text:style-name="T61">Predict Students’ Dropout and Academic Success</text:span><text:span text:style-name="T62"><text:s/>dataset, which contains academic, demographic, financial, and administrative variables together with final academic outcomes.</text:span></text:p>
      <text:p text:style-name="P63">This document explains how the problem is translated into a machine learning task. It describes the dataset, the target variable, the data preparation steps, the selected models, and the way model performance will be evaluated. It also explains how the model outputs should be interpreted carefully as support indicators for early identification.</text:p>
      <text:p text:style-name="P64">In a later stage of the project, this classification-based analysis is extended with a separate regression-based risk scoring notebook to produce continuous dropout-related risk estimates for early intervention.</text:p>
      <text:h text:style-name="P65" text:outline-level="1"><text:bookmark-start text:name="_Toc225771555"/><text:bookmark-start text:name="_Toc226048555"/>Dataset Description<text:bookmark-end text:name="_Toc225771555"/><text:bookmark-end text:name="_Toc226048555"/></text:h>
      <text:p text:style-name="Normal"><text:span text:style-name="T66">The project uses the</text:span><text:span text:style-name="T67"><text:s/></text:span><text:span text:style-name="T68">Predict Students’ Dropout and Academic Success</text:span><text:span text:style-name="T69"><text:s/>dataset. It contains university student records with academic, demographic, financial, and administrative variables, together with final academic outcomes. The dataset is relevant because it includes several indicators that may help identify early patterns related to student risk and dropout. It also contains a target variable with three outcomes:<text:s/></text:span><text:span text:style-name="T70">Dropout</text:span><text:span text:style-name="T71">,<text:s/></text:span><text:span text:style-name="T72">Graduate</text:span><text:span text:style-name="T73">, and<text:s/></text:span><text:span text:style-name="T74">Enrolled</text:span><text:span text:style-name="T75">. Since the goal of the project is early risk identification, some variables must be used carefully, especially those from later stages of study.</text:span></text:p>
      <text:h text:style-name="P76" text:outline-level="1"><text:bookmark-start text:name="_Toc225771556"/><text:bookmark-start text:name="_Toc226048556"/>Problem Formulation<text:bookmark-end text:name="_Toc225771556"/><text:bookmark-end text:name="_Toc226048556"/></text:h>
      <text:p text:style-name="P77">The aim of this project is to support the early identification of students who may be at risk of academic difficulty or dropout. In practice, this means looking for patterns in student data that may act as early warning signs. However, the dataset does not contain a direct label for “student struggle.” Instead, it contains final academic outcomes, which are used as an indirect way to study early risk patterns.</text:p>
      <text:h text:style-name="P78" text:outline-level="1"><text:bookmark-start text:name="_Toc225771557"/><text:bookmark-start text:name="_Toc226048557"/>Target Variable Definition<text:bookmark-end text:name="_Toc225771557"/><text:bookmark-end text:name="_Toc226048557"/></text:h>
      <text:p text:style-name="Normal"><text:span text:style-name="T79">The original dataset contains three final academic outcomes:<text:s/></text:span><text:span text:style-name="T80">Dropout</text:span><text:span text:style-name="T81">,<text:s/></text:span><text:span text:style-name="T82">Graduate</text:span><text:span text:style-name="T83">, and<text:s/></text:span><text:span text:style-name="T84">Enrolled</text:span><text:span text:style-name="T85">. Since the<text:s/></text:span><text:span text:style-name="T86">Enrolled</text:span><text:span text:style-name="T87"><text:s/>category represents students whose final outcome is still unknown, these records are not suitable for a clear supervised learning task and are therefore removed from the analysis. After this step, the target variable is defined as a binary outcome, where:</text:span></text:p>
      <table:table table:style-name="Table88">
        <table:table-columns>
          <table:table-column table:style-name="TableColumn89"/>
        </table:table-columns>
        <table:table-row table:style-name="TableRow90">
          <table:table-cell table:style-name="TableCell91">
            <text:p text:style-name="P92">Dropout = 1</text:p>
          </table:table-cell>
        </table:table-row>
        <table:table-row table:style-name="TableRow93">
          <table:table-cell table:style-name="TableCell94">
            <text:p text:style-name="P95">Graduate = 0</text:p>
          </table:table-cell>
        </table:table-row>
      </table:table>
      <text:p text:style-name="P96"/>
      <text:p text:style-name="P97">Although this technical formulation is based on final outcomes, the model output is not intended to be used only as a simple yes-or-no prediction. Instead, the predicted probabilities can be interpreted as an early risk indicator.<text:s/><text:soft-page-break/>In this way, the model supports the project goal of identifying students who may need attention at an earlier stage, even though the dataset does not directly contain a label for student struggle.</text:p>
      <text:h text:style-name="P98" text:outline-level="1"><text:bookmark-start text:name="_Toc225771558"/><text:bookmark-start text:name="_Toc226048558"/>Modeling Strategy<text:bookmark-end text:name="_Toc225771558"/><text:bookmark-end text:name="_Toc226048558"/></text:h>
      <text:p text:style-name="Normal"><text:span text:style-name="T99">This project uses several machine learning models to study early dropout risk patterns and compare their performance. A<text:s/></text:span><text:span text:style-name="T100">Logistic Regression</text:span><text:span text:style-name="T101"><text:s/>model is used as a baseline because it is simple and easy to interpret. In addition,<text:s/></text:span><text:span text:style-name="T102">Random Forest</text:span><text:span text:style-name="T103"><text:s/>and<text:s/></text:span><text:span text:style-name="T104">Gradient Boosting</text:span><text:span text:style-name="T105"><text:s/>are used because they can capture more complex relationships between variables and often perform well on structured datasets. By comparing these models, the analysis can examine both interpretability and predictive performance. This makes it possible to identify a model that is not only accurate, but also useful for early risk detection.</text:span></text:p>
      <text:h text:style-name="P106" text:outline-level="1"><text:bookmark-start text:name="_Toc225771559"/><text:bookmark-start text:name="_Toc226048559"/>Data Preparation<text:bookmark-end text:name="_Toc225771559"/><text:bookmark-end text:name="_Toc226048559"/></text:h>
      <text:p text:style-name="Normal"><text:span text:style-name="T107">Before training the models, the dataset is prepared to make it suitable for analysis. Since the goal of the project is early risk identification,<text:s/></text:span><text:span text:style-name="T108">second-semester variables</text:span><text:span text:style-name="T109"><text:s/>are removed because they may introduce data leakage and would not be available at the time of an early prediction. The data preparation process also includes defining the feature matrix and target variable, grouping rare categories, applying one-hot encoding to categorical variables, and scaling numerical features where needed. In addition,<text:s/></text:span><text:span text:style-name="T110">feature selection</text:span><text:span text:style-name="T111"><text:s/>is used to identify the most relevant predictors and reduce unnecessary complexity in the model.</text:span></text:p>
      <text:h text:style-name="P112" text:outline-level="1"><text:bookmark-start text:name="_Toc225771560"/><text:bookmark-start text:name="_Toc226048560"/>Evaluation Strategy<text:bookmark-end text:name="_Toc225771560"/><text:bookmark-end text:name="_Toc226048560"/></text:h>
      <text:p text:style-name="Normal"><text:span text:style-name="T113">The models are evaluated using a train-test split and cross-validation in order to assess how well they generalize to unseen data. Several evaluation metrics are used, including<text:s/></text:span><text:span text:style-name="T114">accuracy</text:span><text:span text:style-name="T115">,<text:s/></text:span><text:span text:style-name="T116">precision</text:span><text:span text:style-name="T117">,<text:s/></text:span><text:span text:style-name="T118">recall</text:span><text:span text:style-name="T119">,<text:s/></text:span><text:span text:style-name="T120">F1-score</text:span><text:span text:style-name="T121">,<text:s/></text:span><text:span text:style-name="T122">confusion matrix</text:span><text:span text:style-name="T123">, and<text:s/></text:span><text:span text:style-name="T124">ROC-AUC</text:span><text:span text:style-name="T125">. These metrics provide a broader view of model performance than accuracy alone. In this project, particular attention is given to<text:s/></text:span><text:span text:style-name="T126">recall</text:span><text:span text:style-name="T127">, because the main goal is to identify as many<text:s/></text:span><text:span text:style-name="T128">at-risk</text:span><text:span text:style-name="T129"><text:s/>students as possible. Missing a student who may need support is considered more serious than incorrectly flagging a student who may not actually drop out.</text:span></text:p>
      <text:p text:style-name="Normal"><text:span text:style-name="T130">In the later stage of the project,<text:s/></text:span><text:span text:style-name="T131">threshold analysis</text:span><text:span text:style-name="T132"><text:s/>and<text:s/></text:span><text:span text:style-name="T133">calibration analysis</text:span><text:span text:style-name="T134"><text:s/>are also used to evaluate how well the selected model supports probability-based risk interpretation and early intervention decisions.</text:span></text:p>
      <text:h text:style-name="P135" text:outline-level="1"><text:bookmark-start text:name="_Toc225771561"/><text:bookmark-start text:name="_Toc226048561"/>Interpretation of Model Output<text:bookmark-end text:name="_Toc225771561"/><text:bookmark-end text:name="_Toc226048561"/></text:h>
      <text:p text:style-name="P136">The output of the model should be understood as a support indicator rather than a final judgment about a student’s future. Although the analysis is based on a binary classification task, the predicted probabilities can be interpreted as an early risk indicator. A higher predicted probability means that a student’s profile is more similar to patterns associated with dropout in the historical data. This does not mean that the student will definitely drop out. Instead, the result should be used as an early warning signal that may help identify students who could benefit from additional support or attention.</text:p>
      <text:p text:style-name="P137">In the later stage of the project, the analysis is extended with a regression-based risk scoring approach. In this second notebook, a regression model is trained on the binary observed outcome and used to generate a<text:s/><text:soft-page-break/>continuous dropout-related risk score between 0 and 1. These scores are interpreted as support indicators for ranking, risk categorization, and early intervention planning, rather than as exact probabilities or final judgments.</text:p>
      <text:h text:style-name="P138" text:outline-level="1"><text:bookmark-start text:name="_Toc225771562"/><text:bookmark-start text:name="_Toc226048562"/>Iterative Development Plan<text:bookmark-end text:name="_Toc225771562"/><text:bookmark-end text:name="_Toc226048562"/></text:h>
      <text:p text:style-name="P139">The development of the predictive system follows an iterative process. First, a baseline model is trained to establish an initial performance benchmark. After this, additional models are tested and compared in order to examine whether better results can be achieved. The analysis then continues with feature selection, ethical feature analysis, and comparison between models trained with the full dataset and models trained without sensitive variables. Finally, threshold tuning is used to adjust the final model so that it better supports the project goal of identifying as many at-risk students as possible.</text:p>
      <text:p text:style-name="P140">In a further stage of the project, the analysis is extended into a regression-based risk scoring framework in which a separate model is used to generate continuous dropout-related risk scores for ranking, categorization, and support prioritization.</text:p>
      <text:p text:style-name="P141">Risk Scoring Extension</text:p>
      <text:p text:style-name="Normal"><text:span text:style-name="T142">In addition to the main predictive modeling notebook, a separate notebook was developed to extend the project into a continuous risk scoring framework. While the main notebook focuses on<text:s/></text:span><text:span text:style-name="T143">binary classification</text:span><text:span text:style-name="T144">, model comparison, ethical feature analysis, and threshold tuning, the second notebook uses a<text:s/></text:span><text:span text:style-name="T145">regression model</text:span><text:span text:style-name="T146"><text:s/>trained on the binary observed outcome to generate a continuous dropout-related risk score between 0 and 1. This allows a more gradual interpretation of student risk for ranking, categorization, calibration analysis, and intervention-oriented decision-making</text:span><text:span text:style-name="T147">.</text:span></text:p>
      <text:h text:style-name="P148" text:outline-level="1"><text:bookmark-start text:name="_Toc225771564"/><text:bookmark-start text:name="_Toc226048563"/>Limitations of the Approach<text:bookmark-end text:name="_Toc225771564"/><text:bookmark-end text:name="_Toc226048563"/></text:h>
      <text:p text:style-name="P149">This approach has several limitations. The dataset does not directly contain a label for student struggle, so the analysis uses final academic outcomes as an indirect way to study early risk patterns. In addition, some important factors related to student difficulty, such as motivation, mental health, social integration, or satisfaction with the programme, are not included in the dataset. This means that the model can identify patterns related to risk, but it cannot fully explain the reasons behind a student’s situation. For this reason, the results should be understood as support indicators rather than complete or certain predictions.</text:p>
      <text:p text:style-name="Normal"><text:span text:style-name="T150">This approach also has methodological limitations. The analysis is based on one dataset from a specific educational context, which may limit generalizability to other institutions. In addition, although sensitive features are removed in the ethical models, other variables may still act as<text:s/></text:span><text:span text:style-name="T151">indirect proxies</text:span><text:span text:style-name="T152"><text:s/>for demographic background. Finally, the model identifies statistical associations rather than causal relationships, so its outputs should not be interpreted as explanations of why a student drops out.</text:span></text:p>
      <text:h text:style-name="P153" text:outline-level="1"><text:bookmark-start text:name="_Toc225771565"/><text:bookmark-start text:name="_Toc226048564"/><text:soft-page-break/>Conclusion<text:bookmark-end text:name="_Toc225771565"/><text:bookmark-end text:name="_Toc226048564"/></text:h>
      <text:p text:style-name="Normal"><text:span text:style-name="T154">This analytic approach shows how the project problem is translated into a machine learning task using the available student data. Although the dataset does not directly measure<text:s/></text:span><text:span text:style-name="T155">student struggle</text:span><text:span text:style-name="T156">, it provides useful academic, financial, demographic, and administrative indicators that can be used to study early risk patterns. By combining data preparation, model comparison, ethical analysis, and threshold tuning, the project aims to develop a predictive system that is both effective and responsibly interpreted. The final model is intended to support early identification of students who may need additional attention, rather than to make final judgments about their future outcomes.</text:span></text:p>
      <text:p text:style-name="P157">The final practical interpretation of model outputs is therefore based on two complementary approaches: a classification-based early warning model and a separate regression-based risk scoring model built on the ethical feature set.</text:p>
      <text:p text:style-name="P158"/>
      <text:p text:style-name="P159"/>
      <text:p text:style-name="P160"/>
      <text:p text:style-name="P161"/>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nalytic approach: EARLY IDENTIFICATION OF STUDENT DROPOUT RISK</dc:title>
    <dc:description/>
    <dc:subject>Practice Challenge: Student Dropout Predictor</dc:subject>
    <meta:initial-creator>Malamski,Dimitar D.S.</meta:initial-creator>
    <dc:creator>Malamski,Dimitar D.S.</dc:creator>
    <meta:creation-date>2026-03-26T19:32:00Z</meta:creation-date>
    <dc:date>2026-04-12T14:36:00Z</dc:date>
    <meta:template xlink:href="Normal.dotm" xlink:type="simple"/>
    <meta:editing-cycles>57</meta:editing-cycles>
    <meta:editing-duration>PT6240S</meta:editing-duration>
    <meta:document-statistic meta:page-count="6" meta:paragraph-count="20" meta:word-count="1560" meta:character-count="10436" meta:row-count="74" meta:non-whitespace-character-count="8896"/>
  </office:meta>
</office:document-meta>
</file>